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5b0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5b0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5b0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5b0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5b0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5b0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5b0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5b0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5b0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5b0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5b0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5b0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5b0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5b0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5b0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5b0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5b0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Carlos Tocuyo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5705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Carlos Tocuyo Montoy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825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3.2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0" meta:non-whitespace-character-count="993"/>
    <meta:template xlink:type="simple" xlink:actuate="onRequest" xlink:title="Normal" xlink:href=""/>
  </office:meta>
</office:document-meta>
</file>